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24-01-1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23-01-24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22-01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20-01-1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9-01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8-01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7-01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6-09-27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6-05-11 0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6-01-13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5-10-07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5-05-06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5-01-12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4-09-09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4-05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4-02-0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3-08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184</text:p>
          </table:table-cell>
          <table:table-cell office:value-type="string" calcext:value-type="string">
            <text:p>OGLA-135</text:p>
          </table:table-cell>
          <table:table-cell office:value-type="string" calcext:value-type="string">
            <text:p>2013-08-09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